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matrix" style:family="table">
      <style:table-properties style:width="17cm" table:align="margins" style:may-break-between-rows="false"/>
    </style:style>
    <style:style style:name="matrix.A" style:family="table-column">
      <style:table-column-properties style:column-width="0.792cm" style:rel-column-width="449*"/>
    </style:style>
    <style:style style:name="matrix.B" style:family="table-column">
      <style:table-column-properties style:column-width="1.715cm" style:rel-column-width="972*"/>
    </style:style>
    <style:style style:name="matrix.C" style:family="table-column">
      <style:table-column-properties style:column-width="1.914cm" style:rel-column-width="1085*"/>
    </style:style>
    <style:style style:name="matrix.D" style:family="table-column">
      <style:table-column-properties style:column-width="1.21cm" style:rel-column-width="686*"/>
    </style:style>
    <style:style style:name="matrix.E" style:family="table-column">
      <style:table-column-properties style:column-width="1.626cm" style:rel-column-width="922*"/>
    </style:style>
    <style:style style:name="matrix.F" style:family="table-column">
      <style:table-column-properties style:column-width="1.628cm" style:rel-column-width="923*"/>
    </style:style>
    <style:style style:name="matrix.G" style:family="table-column">
      <style:table-column-properties style:column-width="1.605cm" style:rel-column-width="910*"/>
    </style:style>
    <style:style style:name="matrix.J" style:family="table-column">
      <style:table-column-properties style:column-width="1.649cm" style:rel-column-width="935*"/>
    </style:style>
    <style:style style:name="matrix.A1" style:family="table-cell">
      <style:table-cell-properties fo:padding="0.097cm" fo:border-left="0.05pt solid #000000" fo:border-right="none" fo:border-top="0.05pt solid #000000" fo:border-bottom="0.05pt solid #000000"/>
    </style:style>
    <style:style style:name="matrix.B1" style:family="table-cell">
      <style:table-cell-properties fo:padding="0.097cm" fo:border="0.05pt solid #000000"/>
    </style:style>
    <style:style style:name="matrix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matrix.K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matrix.D5" style:family="table-cell">
      <style:table-cell-properties fo:background-color="#ccff00" fo:padding="0.097cm" fo:border-left="0.05pt solid #000000" fo:border-right="none" fo:border-top="none" fo:border-bottom="0.05pt solid #000000">
        <style:background-image/>
      </style:table-cell-properties>
    </style:style>
    <style:style style:name="matrix.D6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matrix.K7" style:family="table-cell">
      <style:table-cell-properties fo:background-color="#cc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matrix.K16" style:family="table-cell">
      <style:table-cell-properties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matrix.A17" style:family="table-cell">
      <style:table-cell-properties fo:padding="0.097cm" fo:border-left="0.05pt solid #000000" fo:border-right="none" fo:border-top="none" fo:border-bottom="0.05pt solid #000000"/>
    </style:style>
    <style:style style:name="matrix.B17" style:family="table-cell">
      <style:table-cell-properties fo:padding="0.097cm" fo:border-left="0.05pt solid #000000" fo:border-right="none" fo:border-top="none" fo:border-bottom="0.05pt solid #000000"/>
    </style:style>
    <style:style style:name="matrix.C17" style:family="table-cell">
      <style:table-cell-properties fo:padding="0.097cm" fo:border-left="0.05pt solid #000000" fo:border-right="none" fo:border-top="none" fo:border-bottom="0.05pt solid #000000"/>
    </style:style>
    <style:style style:name="matrix.I17" style:family="table-cell">
      <style:table-cell-properties fo:padding="0.097cm" fo:border-left="0.05pt solid #000000" fo:border-right="none" fo:border-top="none" fo:border-bottom="0.05pt solid #000000"/>
    </style:style>
    <style:style style:name="matrix.J17" style:family="table-cell">
      <style:table-cell-properties fo:padding="0.097cm" fo:border-left="0.05pt solid #000000" fo:border-right="none" fo:border-top="none" fo:border-bottom="0.05pt solid #000000"/>
    </style:style>
    <style:style style:name="matrix.K17" style:family="table-cell">
      <style:table-cell-properties fo:padding="0.097cm" fo:border-left="0.05pt solid #000000" fo:border-right="0.05pt solid #000000" fo:border-top="none" fo:border-bottom="0.05pt solid #000000"/>
    </style:style>
    <style:style style:name="matrix.A18" style:family="table-cell">
      <style:table-cell-properties fo:padding="0.097cm" fo:border-left="none" fo:border-right="none" fo:border-top="1.75pt solid #000000" fo:border-bottom="1.75pt solid #000000"/>
    </style:style>
    <style:style style:name="matrix.B18" style:family="table-cell">
      <style:table-cell-properties fo:padding="0.097cm" fo:border-left="none" fo:border-right="none" fo:border-top="1.75pt solid #000000" fo:border-bottom="1.75pt solid #000000"/>
    </style:style>
    <style:style style:name="matrix.C18" style:family="table-cell">
      <style:table-cell-properties fo:padding="0.097cm" fo:border-left="none" fo:border-right="none" fo:border-top="1.75pt solid #000000" fo:border-bottom="1.75pt solid #000000"/>
    </style:style>
    <style:style style:name="matrix.D18" style:family="table-cell">
      <style:table-cell-properties fo:padding="0.097cm" fo:border-left="none" fo:border-right="none" fo:border-top="1.75pt solid #000000" fo:border-bottom="1.75pt solid #000000"/>
    </style:style>
    <style:style style:name="matrix.E18" style:family="table-cell">
      <style:table-cell-properties fo:padding="0.097cm" fo:border-left="none" fo:border-right="none" fo:border-top="1.75pt solid #000000" fo:border-bottom="1.75pt solid #000000"/>
    </style:style>
    <style:style style:name="matrix.F18" style:family="table-cell">
      <style:table-cell-properties fo:padding="0.097cm" fo:border-left="none" fo:border-right="none" fo:border-top="1.75pt solid #000000" fo:border-bottom="1.75pt solid #000000"/>
    </style:style>
    <style:style style:name="matrix.G18" style:family="table-cell">
      <style:table-cell-properties fo:padding="0.097cm" fo:border-left="none" fo:border-right="none" fo:border-top="1.75pt solid #000000" fo:border-bottom="1.75pt solid #000000"/>
    </style:style>
    <style:style style:name="matrix.H18" style:family="table-cell">
      <style:table-cell-properties fo:padding="0.097cm" fo:border-left="none" fo:border-right="none" fo:border-top="1.75pt solid #000000" fo:border-bottom="1.75pt solid #000000"/>
    </style:style>
    <style:style style:name="matrix.I18" style:family="table-cell">
      <style:table-cell-properties fo:padding="0.097cm" fo:border-left="none" fo:border-right="none" fo:border-top="1.75pt solid #000000" fo:border-bottom="1.75pt solid #000000"/>
    </style:style>
    <style:style style:name="matrix.J18" style:family="table-cell">
      <style:table-cell-properties fo:padding="0.097cm" fo:border-left="none" fo:border-right="none" fo:border-top="1.75pt solid #000000" fo:border-bottom="1.75pt solid #000000"/>
    </style:style>
    <style:style style:name="matrix.K18" style:family="table-cell">
      <style:table-cell-properties fo:padding="0.097cm" fo:border-left="none" fo:border-right="none" fo:border-top="1.75pt solid #000000" fo:border-bottom="1.75pt solid #000000"/>
    </style:style>
    <style:style style:name="matrix.A19" style:family="table-cell">
      <style:table-cell-properties fo:padding="0.097cm" fo:border-left="0.05pt solid #000000" fo:border-right="none" fo:border-top="none" fo:border-bottom="0.05pt solid #000000"/>
    </style:style>
    <style:style style:name="matrix.B19" style:family="table-cell">
      <style:table-cell-properties fo:padding="0.097cm" fo:border-left="0.05pt solid #000000" fo:border-right="none" fo:border-top="none" fo:border-bottom="0.05pt solid #000000"/>
    </style:style>
    <style:style style:name="matrix.C19" style:family="table-cell">
      <style:table-cell-properties fo:padding="0.097cm" fo:border-left="0.05pt solid #000000" fo:border-right="none" fo:border-top="none" fo:border-bottom="0.05pt solid #000000"/>
    </style:style>
    <style:style style:name="matrix.D19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.11cm" fo:margin-left="0cm" table:align="left"/>
    </style:style>
    <style:style style:name="Таблица1.A" style:family="table-column">
      <style:table-column-properties style:column-width="2.833cm"/>
    </style:style>
    <style:style style:name="Таблица1.C" style:family="table-column">
      <style:table-column-properties style:column-width="2.835cm"/>
    </style:style>
    <style:style style:name="Таблица1.F" style:family="table-column">
      <style:table-column-properties style:column-width="2.94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.088cm" table:align="left"/>
    </style:style>
    <style:style style:name="Таблица2.A" style:family="table-column">
      <style:table-column-properties style:column-width="0.99cm"/>
    </style:style>
    <style:style style:name="Таблица2.B" style:family="table-column">
      <style:table-column-properties style:column-width="1.099cm"/>
    </style:style>
    <style:style style:name="Таблица2.A1" style:family="table-cell">
      <style:table-cell-properties fo:background-color="#cc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fo:background-color="#9999ff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011e08a" officeooo:paragraph-rsid="0011e08a"/>
    </style:style>
    <style:style style:name="P2" style:family="paragraph" style:parent-style-name="Table_20_Contents">
      <style:text-properties officeooo:rsid="00107992" officeooo:paragraph-rsid="00107992"/>
    </style:style>
    <style:style style:name="P3" style:family="paragraph" style:parent-style-name="Table_20_Contents">
      <style:paragraph-properties fo:text-align="center" style:justify-single-word="false"/>
      <style:text-properties officeooo:rsid="001129fd"/>
    </style:style>
    <style:style style:name="P4" style:family="paragraph" style:parent-style-name="Table_20_Contents">
      <style:paragraph-properties fo:text-align="center" style:justify-single-word="false"/>
      <style:text-properties officeooo:rsid="001129fd" officeooo:paragraph-rsid="001129f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11e08a" officeooo:paragraph-rsid="0011e08a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1e08a" officeooo:paragraph-rsid="0011e08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12f376" officeooo:paragraph-rsid="0012f376"/>
    </style:style>
    <style:style style:name="P9" style:family="paragraph" style:parent-style-name="Table_20_Contents">
      <style:text-properties officeooo:rsid="0012f376" officeooo:paragraph-rsid="0012f376"/>
    </style:style>
    <style:style style:name="P10" style:family="paragraph" style:parent-style-name="Standard">
      <style:text-properties officeooo:rsid="0011e08a" officeooo:paragraph-rsid="0011e08a"/>
    </style:style>
    <style:style style:name="P11" style:family="paragraph" style:parent-style-name="Standard">
      <style:text-properties officeooo:rsid="002ceece" officeooo:paragraph-rsid="002ceece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2ceece" officeooo:paragraph-rsid="002ceece" style:font-weight-asian="bold" style:font-weight-complex="bold"/>
    </style:style>
    <style:style style:name="P13" style:family="paragraph" style:parent-style-name="Standard">
      <style:text-properties fo:language="en" fo:country="US" officeooo:rsid="0055b136" officeooo:paragraph-rsid="0055b136"/>
    </style:style>
    <style:style style:name="P14" style:family="paragraph" style:parent-style-name="Table_20_Contents">
      <style:text-properties officeooo:rsid="0012f376" officeooo:paragraph-rsid="0012f376"/>
    </style:style>
    <style:style style:name="P15" style:family="paragraph" style:parent-style-name="Table_20_Contents">
      <style:paragraph-properties fo:text-align="center" style:justify-single-word="false"/>
      <style:text-properties officeooo:paragraph-rsid="002ec868"/>
    </style:style>
    <style:style style:name="P16" style:family="paragraph" style:parent-style-name="Table_20_Contents">
      <style:paragraph-properties fo:text-align="center" style:justify-single-word="false"/>
      <style:text-properties officeooo:rsid="001129fd" officeooo:paragraph-rsid="002ec868"/>
    </style:style>
    <style:style style:name="P17" style:family="paragraph" style:parent-style-name="Table_20_Contents">
      <style:paragraph-properties fo:text-align="center" style:justify-single-word="false"/>
      <style:text-properties officeooo:rsid="000fc2a2" officeooo:paragraph-rsid="000fc2a2"/>
    </style:style>
    <style:style style:name="P18" style:family="paragraph" style:parent-style-name="Table_20_Contents">
      <style:text-properties officeooo:rsid="002920b1" officeooo:paragraph-rsid="002920b1"/>
    </style:style>
    <style:style style:name="P19" style:family="paragraph" style:parent-style-name="Table_20_Contents">
      <style:text-properties officeooo:rsid="002ec868" officeooo:paragraph-rsid="002ec868"/>
    </style:style>
    <style:style style:name="P20" style:family="paragraph" style:parent-style-name="Table_20_Contents">
      <style:paragraph-properties fo:text-align="center" style:justify-single-word="false"/>
      <style:text-properties officeooo:rsid="00308a9e" officeooo:paragraph-rsid="00308a9e"/>
    </style:style>
    <style:style style:name="P21" style:family="paragraph" style:parent-style-name="Table_20_Contents">
      <style:text-properties officeooo:rsid="00536870" officeooo:paragraph-rsid="00536870"/>
    </style:style>
    <style:style style:name="P22" style:family="paragraph" style:parent-style-name="Table_20_Contents">
      <style:text-properties officeooo:rsid="00550a66" officeooo:paragraph-rsid="00550a66"/>
    </style:style>
    <style:style style:name="P23" style:family="paragraph" style:parent-style-name="Table_20_Contents">
      <style:text-properties fo:font-size="10pt" style:font-size-asian="10pt" style:font-size-complex="10pt"/>
    </style:style>
    <style:style style:name="P24" style:family="paragraph" style:parent-style-name="Table_20_Contents">
      <style:text-properties fo:font-size="10pt" officeooo:rsid="00536870" officeooo:paragraph-rsid="00536870" style:font-size-asian="10pt" style:font-size-complex="10pt"/>
    </style:style>
    <style:style style:name="P25" style:family="paragraph" style:parent-style-name="Table_20_Contents">
      <style:text-properties fo:font-size="10pt" officeooo:rsid="00153428" officeooo:paragraph-rsid="00153428" style:font-size-asian="10pt" style:font-size-complex="10pt"/>
    </style:style>
    <style:style style:name="P26" style:family="paragraph" style:parent-style-name="Table_20_Contents">
      <style:text-properties fo:font-size="10pt" officeooo:rsid="0015e2de" officeooo:paragraph-rsid="0015e2de" style:font-size-asian="10pt" style:font-size-complex="10pt"/>
    </style:style>
    <style:style style:name="P27" style:family="paragraph" style:parent-style-name="Table_20_Contents">
      <style:text-properties fo:font-size="10pt" officeooo:rsid="0017048e" officeooo:paragraph-rsid="0017048e" style:font-size-asian="10pt" style:font-size-complex="10pt"/>
    </style:style>
    <style:style style:name="P28" style:family="paragraph" style:parent-style-name="Table_20_Contents">
      <style:text-properties fo:font-size="10pt" officeooo:rsid="0018abf4" officeooo:paragraph-rsid="0018abf4" style:font-size-asian="10pt" style:font-size-complex="10pt"/>
    </style:style>
    <style:style style:name="P29" style:family="paragraph" style:parent-style-name="Table_20_Contents">
      <style:text-properties fo:font-size="10pt" officeooo:rsid="001a963d" officeooo:paragraph-rsid="001a963d" style:font-size-asian="10pt" style:font-size-complex="10pt"/>
    </style:style>
    <style:style style:name="P30" style:family="paragraph" style:parent-style-name="Table_20_Contents">
      <style:text-properties fo:font-size="10pt" officeooo:rsid="0016d121" officeooo:paragraph-rsid="0016d121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1afee4" officeooo:paragraph-rsid="00243ece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1afee4" officeooo:paragraph-rsid="001afee4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officeooo:rsid="001afee4" officeooo:paragraph-rsid="002608c3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rsid="0027031c" officeooo:paragraph-rsid="0027031c" style:font-size-asian="10pt" style:font-size-complex="10pt"/>
    </style:style>
    <style:style style:name="T1" style:family="text">
      <style:text-properties officeooo:rsid="001afee4"/>
    </style:style>
    <style:style style:name="T2" style:family="text">
      <style:text-properties officeooo:rsid="001b1e07"/>
    </style:style>
    <style:style style:name="T3" style:family="text">
      <style:text-properties officeooo:rsid="001ca9fc"/>
    </style:style>
    <style:style style:name="T4" style:family="text">
      <style:text-properties officeooo:rsid="001e7834"/>
    </style:style>
    <style:style style:name="T5" style:family="text">
      <style:text-properties officeooo:rsid="0020021b"/>
    </style:style>
    <style:style style:name="T6" style:family="text">
      <style:text-properties officeooo:rsid="002107d7"/>
    </style:style>
    <style:style style:name="T7" style:family="text">
      <style:text-properties officeooo:rsid="002113eb"/>
    </style:style>
    <style:style style:name="T8" style:family="text">
      <style:text-properties officeooo:rsid="0021d37c"/>
    </style:style>
    <style:style style:name="T9" style:family="text">
      <style:text-properties officeooo:rsid="0022ed7d"/>
    </style:style>
    <style:style style:name="T10" style:family="text">
      <style:text-properties officeooo:rsid="00276ae0"/>
    </style:style>
    <style:style style:name="T11" style:family="text">
      <style:text-properties officeooo:rsid="002a79f9"/>
    </style:style>
    <style:style style:name="T12" style:family="text">
      <style:text-properties officeooo:rsid="002ceece"/>
    </style:style>
    <style:style style:name="T13" style:family="text">
      <style:text-properties officeooo:rsid="002d513e"/>
    </style:style>
    <style:style style:name="T14" style:family="text">
      <style:text-properties officeooo:rsid="002ec868"/>
    </style:style>
    <style:style style:name="T15" style:family="text">
      <style:text-properties officeooo:rsid="00576dee"/>
    </style:style>
    <style:style style:name="T16" style:family="text">
      <style:text-properties officeooo:rsid="005a71d6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matrix" table:style-name="matrix">
        <table:table-column table:style-name="matrix.A"/>
        <table:table-column table:style-name="matrix.B"/>
        <table:table-column table:style-name="matrix.C"/>
        <table:table-column table:style-name="matrix.D"/>
        <table:table-column table:style-name="matrix.E"/>
        <table:table-column table:style-name="matrix.F"/>
        <table:table-column table:style-name="matrix.G"/>
        <table:table-column table:style-name="matrix.F"/>
        <table:table-column table:style-name="matrix.G"/>
        <table:table-column table:style-name="matrix.J"/>
        <table:table-column table:style-name="matrix.F"/>
        <table:table-row>
          <table:table-cell table:style-name="matrix.A1" office:value-type="string">
            <text:p text:style-name="P18"/>
          </table:table-cell>
          <table:table-cell table:style-name="matrix.B1" table:number-columns-spanned="10" office:value-type="string">
            <text:p text:style-name="P18">Keyboard matrix connections (my version) with Arduino Micro <text:span text:style-name="T11">32u4 5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matrix.A2" office:value-type="string">
            <text:p text:style-name="Table_20_Contents"/>
          </table:table-cell>
          <table:table-cell table:style-name="matrix.A2" office:value-type="string">
            <text:p text:style-name="Table_20_Contents"/>
          </table:table-cell>
          <table:table-cell table:style-name="matrix.A2" office:value-type="string">
            <text:p text:style-name="P24">ROWS</text:p>
          </table:table-cell>
          <table:table-cell table:style-name="matrix.A2" office:value-type="string">
            <text:p text:style-name="P20">0</text:p>
          </table:table-cell>
          <table:table-cell table:style-name="matrix.A2" office:value-type="string">
            <text:p text:style-name="P20">1</text:p>
          </table:table-cell>
          <table:table-cell table:style-name="matrix.A2" office:value-type="string">
            <text:p text:style-name="P17">2</text:p>
          </table:table-cell>
          <table:table-cell table:style-name="matrix.A2" office:value-type="string">
            <text:p text:style-name="P17">3</text:p>
          </table:table-cell>
          <table:table-cell table:style-name="matrix.A2" office:value-type="string">
            <text:p text:style-name="P17">4</text:p>
          </table:table-cell>
          <table:table-cell table:style-name="matrix.A2" office:value-type="string">
            <text:p text:style-name="P17">5</text:p>
          </table:table-cell>
          <table:table-cell table:style-name="matrix.A2" office:value-type="string">
            <text:p text:style-name="P17">6</text:p>
          </table:table-cell>
          <table:table-cell table:style-name="matrix.K2" office:value-type="string">
            <text:p text:style-name="P17">7</text:p>
          </table:table-cell>
        </table:table-row>
        <table:table-row>
          <table:table-cell table:style-name="matrix.A2" office:value-type="string">
            <text:p text:style-name="P21"/>
          </table:table-cell>
          <table:table-cell table:style-name="matrix.A2" office:value-type="string">
            <text:p text:style-name="P21">COLS</text:p>
          </table:table-cell>
          <table:table-cell table:style-name="matrix.A2" office:value-type="string">
            <text:p text:style-name="P23"/>
          </table:table-cell>
          <table:table-cell table:style-name="matrix.A2" office:value-type="string">
            <text:p text:style-name="P31">A0</text:p>
            <text:p text:style-name="P31"><text:span text:style-name="T9">PF7</text:span></text:p>
          </table:table-cell>
          <table:table-cell table:style-name="matrix.A2" office:value-type="string">
            <text:p text:style-name="P31">A1</text:p>
            <text:p text:style-name="P31"><text:span text:style-name="T9">PF6</text:span></text:p>
          </table:table-cell>
          <table:table-cell table:style-name="matrix.A2" office:value-type="string">
            <text:p text:style-name="P32">A2</text:p>
            <text:p text:style-name="P34">PF5</text:p>
          </table:table-cell>
          <table:table-cell table:style-name="matrix.A2" office:value-type="string">
            <text:p text:style-name="P32">A3</text:p>
            <text:p text:style-name="P34">PF4</text:p>
          </table:table-cell>
          <table:table-cell table:style-name="matrix.A2" office:value-type="string">
            <text:p text:style-name="P32">A4</text:p>
            <text:p text:style-name="P34">PF1</text:p>
          </table:table-cell>
          <table:table-cell table:style-name="matrix.A2" office:value-type="string">
            <text:p text:style-name="P32">A5</text:p>
            <text:p text:style-name="P34">PF<text:span text:style-name="T10">0</text:span></text:p>
          </table:table-cell>
          <table:table-cell table:style-name="matrix.A2" office:value-type="string">
            <text:p text:style-name="P33">IO13</text:p>
            <text:p text:style-name="P33"><text:span text:style-name="T8">PC7</text:span></text:p>
          </table:table-cell>
          <table:table-cell table:style-name="matrix.K2" office:value-type="string">
            <text:p text:style-name="P33">IO12</text:p>
            <text:p text:style-name="P33"><text:span text:style-name="T7">PD6</text:span></text:p>
          </table:table-cell>
        </table:table-row>
        <table:table-row>
          <table:table-cell table:style-name="matrix.A2" office:value-type="string">
            <text:p text:style-name="P22">0</text:p>
          </table:table-cell>
          <table:table-cell table:style-name="matrix.A2" office:value-type="string">
            <text:p text:style-name="P19">0</text:p>
          </table:table-cell>
          <table:table-cell table:style-name="matrix.A2" office:value-type="string">
            <text:p text:style-name="P25">D1/<text:span text:style-name="T1">PD3</text:span></text:p>
          </table:table-cell>
          <table:table-cell table:style-name="matrix.A2" office:value-type="string">
            <text:p text:style-name="P5"/>
          </table:table-cell>
          <table:table-cell table:style-name="matrix.A2" office:value-type="string">
            <text:p text:style-name="P5"/>
          </table:table-cell>
          <table:table-cell table:style-name="matrix.A2" office:value-type="string">
            <text:p text:style-name="P5"/>
          </table:table-cell>
          <table:table-cell table:style-name="matrix.A2" office:value-type="string">
            <text:p text:style-name="P4">Delete</text:p>
          </table:table-cell>
          <table:table-cell table:style-name="matrix.A2" office:value-type="string">
            <text:p text:style-name="P4">\</text:p>
          </table:table-cell>
          <table:table-cell table:style-name="matrix.A2" office:value-type="string">
            <text:p text:style-name="P5"/>
          </table:table-cell>
          <table:table-cell table:style-name="matrix.A2" office:value-type="string">
            <text:p text:style-name="P4">Enter</text:p>
          </table:table-cell>
          <table:table-cell table:style-name="matrix.K2" office:value-type="string">
            <text:p text:style-name="P4">Space</text:p>
          </table:table-cell>
        </table:table-row>
        <table:table-row>
          <table:table-cell table:style-name="matrix.A2" office:value-type="string">
            <text:p text:style-name="P22">1</text:p>
          </table:table-cell>
          <table:table-cell table:style-name="matrix.A2" office:value-type="string">
            <text:p text:style-name="P2"><text:span text:style-name="T14">1</text:span></text:p>
          </table:table-cell>
          <table:table-cell table:style-name="matrix.A2" office:value-type="string">
            <text:p text:style-name="P25">D0/<text:span text:style-name="T1">PD2</text:span></text:p>
          </table:table-cell>
          <table:table-cell table:style-name="matrix.D5" office:value-type="string">
            <text:p text:style-name="P15">Ctrl</text:p>
          </table:table-cell>
          <table:table-cell table:style-name="matrix.A2" office:value-type="string">
            <text:p text:style-name="P5"/>
          </table:table-cell>
          <table:table-cell table:style-name="matrix.A2" office:value-type="string">
            <text:p text:style-name="P5"/>
          </table:table-cell>
          <table:table-cell table:style-name="matrix.A2" office:value-type="string">
            <text:p text:style-name="P5"/>
          </table:table-cell>
          <table:table-cell table:style-name="matrix.A2" office:value-type="string">
            <text:p text:style-name="P5"/>
          </table:table-cell>
          <table:table-cell table:style-name="matrix.A2" office:value-type="string">
            <text:p text:style-name="P4">LWin</text:p>
          </table:table-cell>
          <table:table-cell table:style-name="matrix.A2" office:value-type="string">
            <text:p text:style-name="P5"/>
          </table:table-cell>
          <table:table-cell table:style-name="matrix.K2" office:value-type="string">
            <text:p text:style-name="P4">RWin</text:p>
          </table:table-cell>
        </table:table-row>
        <table:table-row>
          <table:table-cell table:style-name="matrix.A2" office:value-type="string">
            <text:p text:style-name="P22">2</text:p>
          </table:table-cell>
          <table:table-cell table:style-name="matrix.A2" office:value-type="string">
            <text:p text:style-name="P19">2</text:p>
          </table:table-cell>
          <table:table-cell table:style-name="matrix.A2" office:value-type="string">
            <text:p text:style-name="P25">D2/<text:span text:style-name="T1">PD1</text:span></text:p>
          </table:table-cell>
          <table:table-cell table:style-name="matrix.D6" office:value-type="string">
            <text:p text:style-name="P16">RFn/LFn</text:p>
          </table:table-cell>
          <table:table-cell table:style-name="matrix.A2" office:value-type="string">
            <text:p text:style-name="P5"/>
          </table:table-cell>
          <table:table-cell table:style-name="matrix.A2" office:value-type="string">
            <text:p text:style-name="P5"/>
          </table:table-cell>
          <table:table-cell table:style-name="matrix.A2" office:value-type="string">
            <text:p text:style-name="P4">LSH</text:p>
          </table:table-cell>
          <table:table-cell table:style-name="matrix.A2" office:value-type="string">
            <text:p text:style-name="P5"/>
          </table:table-cell>
          <table:table-cell table:style-name="matrix.A2" office:value-type="string">
            <text:p text:style-name="P5"/>
          </table:table-cell>
          <table:table-cell table:style-name="matrix.A2" office:value-type="string">
            <text:p text:style-name="P4">RSH</text:p>
          </table:table-cell>
          <table:table-cell table:style-name="matrix.K2" office:value-type="string">
            <text:p text:style-name="P5"/>
          </table:table-cell>
        </table:table-row>
        <table:table-row>
          <table:table-cell table:style-name="matrix.D5" office:value-type="string">
            <text:p text:style-name="P22">3</text:p>
          </table:table-cell>
          <table:table-cell table:style-name="matrix.D5" office:value-type="string">
            <text:p text:style-name="Table_20_Contents"/>
          </table:table-cell>
          <table:table-cell table:style-name="matrix.D5" office:value-type="string">
            <text:p text:style-name="P26"/>
          </table:table-cell>
          <table:table-cell table:style-name="matrix.D5" office:value-type="string">
            <text:p text:style-name="Table_20_Contents">Ctrl</text:p>
          </table:table-cell>
          <table:table-cell table:style-name="matrix.D5" office:value-type="string">
            <text:p text:style-name="Table_20_Contents"/>
          </table:table-cell>
          <table:table-cell table:style-name="matrix.D5" office:value-type="string">
            <text:p text:style-name="Table_20_Contents"/>
          </table:table-cell>
          <table:table-cell table:style-name="matrix.D5" office:value-type="string">
            <text:p text:style-name="Table_20_Contents"/>
          </table:table-cell>
          <table:table-cell table:style-name="matrix.D5" office:value-type="string">
            <text:p text:style-name="Table_20_Contents"/>
          </table:table-cell>
          <table:table-cell table:style-name="matrix.D5" office:value-type="string">
            <text:p text:style-name="Table_20_Contents"/>
          </table:table-cell>
          <table:table-cell table:style-name="matrix.D5" office:value-type="string">
            <text:p text:style-name="Table_20_Contents"/>
          </table:table-cell>
          <table:table-cell table:style-name="matrix.K7" office:value-type="string">
            <text:p text:style-name="Table_20_Contents"/>
          </table:table-cell>
        </table:table-row>
        <table:table-row>
          <table:table-cell table:style-name="matrix.A2" office:value-type="string">
            <text:p text:style-name="P22">4</text:p>
          </table:table-cell>
          <table:table-cell table:style-name="matrix.A2" office:value-type="string">
            <text:p text:style-name="P19">3</text:p>
          </table:table-cell>
          <table:table-cell table:style-name="matrix.A2" office:value-type="string">
            <text:p text:style-name="P27">D4/<text:span text:style-name="T1">PD4</text:span></text:p>
          </table:table-cell>
          <table:table-cell table:style-name="matrix.A2" office:value-type="string">
            <text:p text:style-name="P4">~</text:p>
          </table:table-cell>
          <table:table-cell table:style-name="matrix.A2" office:value-type="string">
            <text:p text:style-name="P4">1</text:p>
          </table:table-cell>
          <table:table-cell table:style-name="matrix.A2" office:value-type="string">
            <text:p text:style-name="P4">Q</text:p>
          </table:table-cell>
          <table:table-cell table:style-name="matrix.A2" office:value-type="string">
            <text:p text:style-name="P4">Tab</text:p>
          </table:table-cell>
          <table:table-cell table:style-name="matrix.A2" office:value-type="string">
            <text:p text:style-name="P4">A</text:p>
          </table:table-cell>
          <table:table-cell table:style-name="matrix.A2" office:value-type="string">
            <text:p text:style-name="P4">Esc</text:p>
          </table:table-cell>
          <table:table-cell table:style-name="matrix.A2" office:value-type="string">
            <text:p text:style-name="P4">Z</text:p>
          </table:table-cell>
          <table:table-cell table:style-name="matrix.K2" office:value-type="string">
            <text:p text:style-name="P5"/>
          </table:table-cell>
        </table:table-row>
        <table:table-row>
          <table:table-cell table:style-name="matrix.A2" office:value-type="string">
            <text:p text:style-name="P22">5</text:p>
          </table:table-cell>
          <table:table-cell table:style-name="matrix.A2" office:value-type="string">
            <text:p text:style-name="P19">4</text:p>
          </table:table-cell>
          <table:table-cell table:style-name="matrix.A2" office:value-type="string">
            <text:p text:style-name="P28">D5/<text:span text:style-name="T1">PC6</text:span></text:p>
          </table:table-cell>
          <table:table-cell table:style-name="matrix.A2" office:value-type="string">
            <text:p text:style-name="P5"/>
          </table:table-cell>
          <table:table-cell table:style-name="matrix.A2" office:value-type="string">
            <text:p text:style-name="P4">2</text:p>
          </table:table-cell>
          <table:table-cell table:style-name="matrix.A2" office:value-type="string">
            <text:p text:style-name="P4">W</text:p>
          </table:table-cell>
          <table:table-cell table:style-name="matrix.A2" office:value-type="string">
            <text:p text:style-name="P5"/>
          </table:table-cell>
          <table:table-cell table:style-name="matrix.A2" office:value-type="string">
            <text:p text:style-name="P4">S</text:p>
          </table:table-cell>
          <table:table-cell table:style-name="matrix.A2" office:value-type="string">
            <text:p text:style-name="P5"/>
          </table:table-cell>
          <table:table-cell table:style-name="matrix.A2" office:value-type="string">
            <text:p text:style-name="P4">X</text:p>
          </table:table-cell>
          <table:table-cell table:style-name="matrix.K2" office:value-type="string">
            <text:p text:style-name="P5"/>
          </table:table-cell>
        </table:table-row>
        <table:table-row>
          <table:table-cell table:style-name="matrix.A2" office:value-type="string">
            <text:p text:style-name="P22">6</text:p>
          </table:table-cell>
          <table:table-cell table:style-name="matrix.A2" office:value-type="string">
            <text:p text:style-name="P19">5</text:p>
          </table:table-cell>
          <table:table-cell table:style-name="matrix.A2" office:value-type="string">
            <text:p text:style-name="P28">D6/<text:span text:style-name="T2">PD7</text:span></text:p>
          </table:table-cell>
          <table:table-cell table:style-name="matrix.A2" office:value-type="string">
            <text:p text:style-name="P5"/>
          </table:table-cell>
          <table:table-cell table:style-name="matrix.A2" office:value-type="string">
            <text:p text:style-name="P4">3</text:p>
          </table:table-cell>
          <table:table-cell table:style-name="matrix.A2" office:value-type="string">
            <text:p text:style-name="P4">E</text:p>
          </table:table-cell>
          <table:table-cell table:style-name="matrix.A2" office:value-type="string">
            <text:p text:style-name="P5"/>
          </table:table-cell>
          <table:table-cell table:style-name="matrix.A2" office:value-type="string">
            <text:p text:style-name="P4">D</text:p>
          </table:table-cell>
          <table:table-cell table:style-name="matrix.A2" office:value-type="string">
            <text:p text:style-name="P5"/>
          </table:table-cell>
          <table:table-cell table:style-name="matrix.A2" office:value-type="string">
            <text:p text:style-name="P4">C</text:p>
          </table:table-cell>
          <table:table-cell table:style-name="matrix.K2" office:value-type="string">
            <text:p text:style-name="P5"/>
          </table:table-cell>
        </table:table-row>
        <table:table-row>
          <table:table-cell table:style-name="matrix.A2" office:value-type="string">
            <text:p text:style-name="P22">7</text:p>
          </table:table-cell>
          <table:table-cell table:style-name="matrix.A2" office:value-type="string">
            <text:p text:style-name="P19">6</text:p>
          </table:table-cell>
          <table:table-cell table:style-name="matrix.A2" office:value-type="string">
            <text:p text:style-name="P28">D7/<text:span text:style-name="T3">PE6</text:span></text:p>
          </table:table-cell>
          <table:table-cell table:style-name="matrix.A2" office:value-type="string">
            <text:p text:style-name="P4">5</text:p>
          </table:table-cell>
          <table:table-cell table:style-name="matrix.A2" office:value-type="string">
            <text:p text:style-name="P4">4</text:p>
          </table:table-cell>
          <table:table-cell table:style-name="matrix.A2" office:value-type="string">
            <text:p text:style-name="P4">R</text:p>
          </table:table-cell>
          <table:table-cell table:style-name="matrix.A2" office:value-type="string">
            <text:p text:style-name="P4">T</text:p>
          </table:table-cell>
          <table:table-cell table:style-name="matrix.A2" office:value-type="string">
            <text:p text:style-name="P4">F</text:p>
          </table:table-cell>
          <table:table-cell table:style-name="matrix.A2" office:value-type="string">
            <text:p text:style-name="P4">G</text:p>
          </table:table-cell>
          <table:table-cell table:style-name="matrix.A2" office:value-type="string">
            <text:p text:style-name="P4">V</text:p>
          </table:table-cell>
          <table:table-cell table:style-name="matrix.K2" office:value-type="string">
            <text:p text:style-name="P4">B</text:p>
          </table:table-cell>
        </table:table-row>
        <table:table-row>
          <table:table-cell table:style-name="matrix.A2" office:value-type="string">
            <text:p text:style-name="P22">8</text:p>
          </table:table-cell>
          <table:table-cell table:style-name="matrix.A2" office:value-type="string">
            <text:p text:style-name="P19">7</text:p>
          </table:table-cell>
          <table:table-cell table:style-name="matrix.A2" office:value-type="string">
            <text:p text:style-name="P28">IO8/<text:span text:style-name="T4">PB4</text:span></text:p>
          </table:table-cell>
          <table:table-cell table:style-name="matrix.A2" office:value-type="string">
            <text:p text:style-name="P4">6</text:p>
          </table:table-cell>
          <table:table-cell table:style-name="matrix.A2" office:value-type="string">
            <text:p text:style-name="P4">7</text:p>
          </table:table-cell>
          <table:table-cell table:style-name="matrix.A2" office:value-type="string">
            <text:p text:style-name="P4">U</text:p>
          </table:table-cell>
          <table:table-cell table:style-name="matrix.A2" office:value-type="string">
            <text:p text:style-name="P4">Y</text:p>
          </table:table-cell>
          <table:table-cell table:style-name="matrix.A2" office:value-type="string">
            <text:p text:style-name="P4">J</text:p>
          </table:table-cell>
          <table:table-cell table:style-name="matrix.A2" office:value-type="string">
            <text:p text:style-name="P4">H</text:p>
          </table:table-cell>
          <table:table-cell table:style-name="matrix.A2" office:value-type="string">
            <text:p text:style-name="P4">M</text:p>
          </table:table-cell>
          <table:table-cell table:style-name="matrix.K2" office:value-type="string">
            <text:p text:style-name="P4">N</text:p>
          </table:table-cell>
        </table:table-row>
        <table:table-row>
          <table:table-cell table:style-name="matrix.A2" office:value-type="string">
            <text:p text:style-name="P22">9</text:p>
          </table:table-cell>
          <table:table-cell table:style-name="matrix.A2" office:value-type="string">
            <text:p text:style-name="P19">8</text:p>
          </table:table-cell>
          <table:table-cell table:style-name="matrix.A2" office:value-type="string">
            <text:p text:style-name="P28">IO9/<text:span text:style-name="T5">PB5</text:span></text:p>
          </table:table-cell>
          <table:table-cell table:style-name="matrix.A2" office:value-type="string">
            <text:p text:style-name="P3">=</text:p>
          </table:table-cell>
          <table:table-cell table:style-name="matrix.A2" office:value-type="string">
            <text:p text:style-name="P4">8</text:p>
          </table:table-cell>
          <table:table-cell table:style-name="matrix.A2" office:value-type="string">
            <text:p text:style-name="P4">I</text:p>
          </table:table-cell>
          <table:table-cell table:style-name="matrix.A2" office:value-type="string">
            <text:p text:style-name="P4">]</text:p>
          </table:table-cell>
          <table:table-cell table:style-name="matrix.A2" office:value-type="string">
            <text:p text:style-name="P4">K</text:p>
          </table:table-cell>
          <table:table-cell table:style-name="matrix.A2" office:value-type="string">
            <text:p text:style-name="P5"/>
          </table:table-cell>
          <table:table-cell table:style-name="matrix.A2" office:value-type="string">
            <text:p text:style-name="P5"/>
          </table:table-cell>
          <table:table-cell table:style-name="matrix.K2" office:value-type="string">
            <text:p text:style-name="P5"/>
          </table:table-cell>
        </table:table-row>
        <table:table-row>
          <table:table-cell table:style-name="matrix.A2" office:value-type="string">
            <text:p text:style-name="P22">10</text:p>
          </table:table-cell>
          <table:table-cell table:style-name="matrix.A2" office:value-type="string">
            <text:p text:style-name="P19">9</text:p>
          </table:table-cell>
          <table:table-cell table:style-name="matrix.A2" office:value-type="string">
            <text:p text:style-name="P29">IO10/<text:span text:style-name="T5">PB6</text:span></text:p>
          </table:table-cell>
          <table:table-cell table:style-name="matrix.A2" office:value-type="string">
            <text:p text:style-name="P5"/>
          </table:table-cell>
          <table:table-cell table:style-name="matrix.A2" office:value-type="string">
            <text:p text:style-name="P4">9</text:p>
          </table:table-cell>
          <table:table-cell table:style-name="matrix.A2" office:value-type="string">
            <text:p text:style-name="P4">O</text:p>
          </table:table-cell>
          <table:table-cell table:style-name="matrix.A2" office:value-type="string">
            <text:p text:style-name="P4">Left</text:p>
          </table:table-cell>
          <table:table-cell table:style-name="matrix.A2" office:value-type="string">
            <text:p text:style-name="P4">L</text:p>
          </table:table-cell>
          <table:table-cell table:style-name="matrix.A2" office:value-type="string">
            <text:p text:style-name="P5"/>
          </table:table-cell>
          <table:table-cell table:style-name="matrix.A2" office:value-type="string">
            <text:p text:style-name="P4">&gt;.</text:p>
          </table:table-cell>
          <table:table-cell table:style-name="matrix.K2" office:value-type="string">
            <text:p text:style-name="P5"/>
          </table:table-cell>
        </table:table-row>
        <table:table-row>
          <table:table-cell table:style-name="matrix.A2" office:value-type="string">
            <text:p text:style-name="P22">11</text:p>
          </table:table-cell>
          <table:table-cell table:style-name="matrix.A2" office:value-type="string">
            <text:p text:style-name="P2">1<text:span text:style-name="T14">0</text:span></text:p>
          </table:table-cell>
          <table:table-cell table:style-name="matrix.A2" office:value-type="string">
            <text:p text:style-name="P29">IO11/<text:span text:style-name="T6">PB7</text:span></text:p>
          </table:table-cell>
          <table:table-cell table:style-name="matrix.A2" office:value-type="string">
            <text:p text:style-name="P5">-</text:p>
          </table:table-cell>
          <table:table-cell table:style-name="matrix.A2" office:value-type="string">
            <text:p text:style-name="P4">0</text:p>
          </table:table-cell>
          <table:table-cell table:style-name="matrix.A2" office:value-type="string">
            <text:p text:style-name="P4">P</text:p>
          </table:table-cell>
          <table:table-cell table:style-name="matrix.A2" office:value-type="string">
            <text:p text:style-name="P4">[</text:p>
          </table:table-cell>
          <table:table-cell table:style-name="matrix.A2" office:value-type="string">
            <text:p text:style-name="P5">;</text:p>
          </table:table-cell>
          <table:table-cell table:style-name="matrix.A2" office:value-type="string">
            <text:p text:style-name="P4">'</text:p>
          </table:table-cell>
          <table:table-cell table:style-name="matrix.A2" office:value-type="string">
            <text:p text:style-name="P5"/>
          </table:table-cell>
          <table:table-cell table:style-name="matrix.K2" office:value-type="string">
            <text:p text:style-name="P5">/</text:p>
          </table:table-cell>
        </table:table-row>
        <table:table-row>
          <table:table-cell table:style-name="matrix.D6" office:value-type="string">
            <text:p text:style-name="P22">12</text:p>
          </table:table-cell>
          <table:table-cell table:style-name="matrix.D6" office:value-type="string">
            <text:p text:style-name="P2"/>
          </table:table-cell>
          <table:table-cell table:style-name="matrix.D6" office:value-type="string">
            <text:p text:style-name="P26"/>
          </table:table-cell>
          <table:table-cell table:style-name="matrix.D6" office:value-type="string">
            <text:p text:style-name="P4">RFn/LFn</text:p>
          </table:table-cell>
          <table:table-cell table:style-name="matrix.D6" office:value-type="string">
            <text:p text:style-name="P5"/>
          </table:table-cell>
          <table:table-cell table:style-name="matrix.D6" office:value-type="string">
            <text:p text:style-name="P5"/>
          </table:table-cell>
          <table:table-cell table:style-name="matrix.D6" office:value-type="string">
            <text:p text:style-name="P5"/>
          </table:table-cell>
          <table:table-cell table:style-name="matrix.D6" office:value-type="string">
            <text:p text:style-name="P5"/>
          </table:table-cell>
          <table:table-cell table:style-name="matrix.D6" office:value-type="string">
            <text:p text:style-name="P5"/>
          </table:table-cell>
          <table:table-cell table:style-name="matrix.D6" office:value-type="string">
            <text:p text:style-name="P5"/>
          </table:table-cell>
          <table:table-cell table:style-name="matrix.K16" office:value-type="string">
            <text:p text:style-name="P5"/>
          </table:table-cell>
        </table:table-row>
        <table:table-row>
          <table:table-cell table:style-name="matrix.A17" office:value-type="string">
            <text:p text:style-name="P22">13</text:p>
          </table:table-cell>
          <table:table-cell table:style-name="matrix.B19" office:value-type="string">
            <text:p text:style-name="P2">1<text:span text:style-name="T14">1</text:span></text:p>
          </table:table-cell>
          <table:table-cell table:style-name="matrix.C17" office:value-type="string">
            <text:p text:style-name="P30">D3/<text:span text:style-name="T12">PD0</text:span></text:p>
          </table:table-cell>
          <table:table-cell table:style-name="matrix.A2" office:value-type="string">
            <text:p text:style-name="P4">Up</text:p>
          </table:table-cell>
          <table:table-cell table:style-name="matrix.A2" office:value-type="string">
            <text:p text:style-name="P4">Down</text:p>
          </table:table-cell>
          <table:table-cell table:style-name="matrix.A2" office:value-type="string">
            <text:p text:style-name="P4">Right</text:p>
          </table:table-cell>
          <table:table-cell table:style-name="matrix.A2" office:value-type="string">
            <text:p text:style-name="P4">RALT</text:p>
          </table:table-cell>
          <table:table-cell table:style-name="matrix.A2" office:value-type="string">
            <text:p text:style-name="P4">LALT</text:p>
          </table:table-cell>
          <table:table-cell table:style-name="matrix.I17" office:value-type="string">
            <text:p text:style-name="P5"/>
          </table:table-cell>
          <table:table-cell table:style-name="matrix.J17" office:value-type="string">
            <text:p text:style-name="P4">&lt;,</text:p>
          </table:table-cell>
          <table:table-cell table:style-name="matrix.K17" office:value-type="string">
            <text:p text:style-name="P5"/>
          </table:table-cell>
        </table:table-row>
        <table:table-row>
          <table:table-cell table:style-name="matrix.A18" office:value-type="string">
            <text:p text:style-name="P9"/>
          </table:table-cell>
          <table:table-cell table:style-name="matrix.B18" office:value-type="string">
            <text:p text:style-name="P9">Subtotal</text:p>
          </table:table-cell>
          <table:table-cell table:style-name="matrix.C18" office:value-type="string">
            <text:p text:style-name="P9"/>
          </table:table-cell>
          <table:table-cell table:style-name="matrix.D18" office:value-type="string">
            <text:p text:style-name="P8">8</text:p>
          </table:table-cell>
          <table:table-cell table:style-name="matrix.E18" office:value-type="string">
            <text:p text:style-name="P8">9</text:p>
          </table:table-cell>
          <table:table-cell table:style-name="matrix.F18" office:value-type="string">
            <text:p text:style-name="P8">9</text:p>
          </table:table-cell>
          <table:table-cell table:style-name="matrix.G18" office:value-type="string">
            <text:p text:style-name="P8">9</text:p>
          </table:table-cell>
          <table:table-cell table:style-name="matrix.H18" office:value-type="string">
            <text:p text:style-name="P8">10</text:p>
          </table:table-cell>
          <table:table-cell table:style-name="matrix.I18" office:value-type="string">
            <text:p text:style-name="P8">5</text:p>
          </table:table-cell>
          <table:table-cell table:style-name="matrix.J18" office:value-type="string">
            <text:p text:style-name="P8">9</text:p>
          </table:table-cell>
          <table:table-cell table:style-name="matrix.K18" office:value-type="string">
            <text:p text:style-name="P8">5</text:p>
          </table:table-cell>
        </table:table-row>
        <table:table-row>
          <table:table-cell table:style-name="matrix.A19" office:value-type="string">
            <text:p text:style-name="P9"/>
          </table:table-cell>
          <table:table-cell table:style-name="matrix.B19" office:value-type="string">
            <text:p text:style-name="P9">Total</text:p>
          </table:table-cell>
          <table:table-cell table:style-name="matrix.C19" office:value-type="string">
            <text:p text:style-name="P9"/>
          </table:table-cell>
          <table:table-cell table:style-name="matrix.D19" table:number-columns-spanned="8" office:value-type="float" office:value="64">
            <text:p text:style-name="P8">6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Table_20_Contents"/>
          </table:table-cell>
          <table:table-cell table:style-name="Таблица2.B1" office:value-type="string">
            <text:p text:style-name="Table_20_Contents"/>
          </table:table-cell>
        </table:table-row>
      </table:table>
      <text:p text:style-name="P13">Packed columns. So you'll be able <text:span text:style-name="T15">to use </text:span>Arduino Micro with 20 (<text:span text:style-name="T16">=</text:span>12+8) PINs</text:p>
      <text:p text:style-name="Standard"/>
      <text:p text:style-name="P1">For dip switches switched to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A" table:number-columns-repeated="2"/>
        <table:table-column table:style-name="Таблица1.F"/>
        <table:table-row>
          <table:table-cell table:style-name="Таблица1.A1" office:value-type="string">
            <text:p text:style-name="P6">1</text:p>
          </table:table-cell>
          <table:table-cell table:style-name="Таблица1.A1" office:value-type="string">
            <text:p text:style-name="P6">2</text:p>
          </table:table-cell>
          <table:table-cell table:style-name="Таблица1.A1" office:value-type="string">
            <text:p text:style-name="P6">3</text:p>
          </table:table-cell>
          <table:table-cell table:style-name="Таблица1.A1" office:value-type="string">
            <text:p text:style-name="P6">4</text:p>
          </table:table-cell>
          <table:table-cell table:style-name="Таблица1.A1" office:value-type="string">
            <text:p text:style-name="P6">5</text:p>
          </table:table-cell>
          <table:table-cell table:style-name="Таблица1.F1" office:value-type="string">
            <text:p text:style-name="P6">6</text:p>
          </table:table-cell>
        </table:table-row>
        <table:table-row>
          <table:table-cell table:style-name="Таблица1.A2" office:value-type="string">
            <text:p text:style-name="P6">OFF</text:p>
          </table:table-cell>
          <table:table-cell table:style-name="Таблица1.A2" office:value-type="string">
            <text:p text:style-name="P7">ON</text:p>
          </table:table-cell>
          <table:table-cell table:style-name="Таблица1.A2" office:value-type="string">
            <text:p text:style-name="P6">OFF</text:p>
          </table:table-cell>
          <table:table-cell table:style-name="Таблица1.A2" office:value-type="string">
            <text:p text:style-name="P6">OFF</text:p>
          </table:table-cell>
          <table:table-cell table:style-name="Таблица1.A2" office:value-type="string">
            <text:p text:style-name="P6">OFF</text:p>
          </table:table-cell>
          <table:table-cell table:style-name="Таблица1.F2" office:value-type="string">
            <text:p text:style-name="P7">ON</text:p>
          </table:table-cell>
        </table:table-row>
      </table:table>
      <text:p text:style-name="P1"/>
      <text:p text:style-name="P11"/>
      <text:p text:style-name="P12">ROWS</text:p>
      <text:p text:style-name="P11">C:7</text:p>
      <text:p text:style-name="P11">D:6</text:p>
      <text:p text:style-name="P11">F:014567</text:p>
      <text:p text:style-name="P11"/>
      <text:p text:style-name="P12">COLS</text:p>
      <text:p text:style-name="P11">B:4567</text:p>
      <text:p text:style-name="P11">C:6</text:p>
      <text:p text:style-name="P11">D:01234<text:span text:style-name="T13">7</text:span></text:p>
      <text:p text:style-name="P11">E:6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09:19:10.702124590</meta:creation-date>
    <dc:date>2014-06-10T13:50:22.276764295</dc:date>
    <meta:editing-duration>P1DT19H28M42S</meta:editing-duration>
    <meta:editing-cycles>73</meta:editing-cycles>
    <meta:generator>LibreOffice/4.2.3.3$Linux_X86_64 LibreOffice_project/420m0$Build-3</meta:generator>
    <meta:document-statistic meta:table-count="3" meta:image-count="0" meta:object-count="0" meta:page-count="1" meta:paragraph-count="165" meta:word-count="191" meta:character-count="558" meta:non-whitespace-character-count="532"/>
  </office:meta>
</office:document-meta>
</file>